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119.98mm"/>
    </style:style>
    <style:style style:name="co5" style:family="table-column">
      <style:table-column-properties fo:break-before="auto" style:column-width="87.3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7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66cc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f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cc00"/>
    </style:style>
    <style:style style:name="ce22" style:family="table-cell" style:parent-style-name="Default">
      <style:table-cell-properties fo:background-color="#00cc33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22.4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vailable_Only" table:style-name="ta1">
        <table:table-column table:style-name="co1" table:default-cell-style-name="ce36"/>
        <table:table-column table:style-name="co1" table:number-columns-repeated="3" table:default-cell-style-name="ce38"/>
        <table:table-column table:style-name="co2" table:default-cell-style-name="ce40"/>
        <table:table-column table:style-name="co1" table:number-columns-repeated="3" table:default-cell-style-name="ce40"/>
        <table:table-column table:style-name="co3" table:default-cell-style-name="ce40"/>
        <table:table-row table:style-name="ro1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_Loa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ant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Tank_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*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_Absolute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_Speed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_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ition_Timing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A/2 – 6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_Air_Flow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A / 1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_Opening_Ang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time_since_engine_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A * 10) / 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_diesel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 * 1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_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vaporative_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Level_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_of_warmups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_System_Vapor_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ospheric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/10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_load_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_equivalence_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/327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_throttle_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throttle_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run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ince_troubl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_fuel_perce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</table:table>
      <table:table table:name="Sheet1" table:style-name="ta1">
        <table:table-column table:style-name="co1" table:number-columns-repeated="4" table:default-cell-style-name="ce7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17"/>
        <table:table-column table:style-name="co1" table:number-columns-repeated="1015" table:default-cell-style-name="Default"/>
        <table:table-row table:style-name="ro3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  <table:table-cell table:style-name="ce19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[01 - 20]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01..PID 0x20]</text:p>
          </table:table-cell>
          <table:table-cell table:number-columns-repeated="1015"/>
        </table:table-row>
        <table:table-row table:style-name="ro4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since DTCs cleared. (Includes malfunction indicator lamp (MIL) status and number of DTCs.)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Freeze <text:a xlink:href="http://en.wikipedia.org/wiki/Diagnostic_Trouble_Code" xlink:type="simple">DTC</text:a>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Fuel system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alculated engin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ngine coolant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A*3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manifold absolute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ngine RPM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383.75" calcext:value-type="float">
            <text:p>16383.75</text:p>
          </table:table-cell>
          <table:table-cell table:style-name="ce40" office:value-type="string" calcext:value-type="string">
            <text:p>rpm</text:p>
          </table:table-cell>
          <table:table-cell table:style-name="ce40" office:value-type="string" calcext:value-type="string">
            <text:p>((A*256)+B)/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Vehicle spe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m/h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iming advance</text:p>
          </table:table-cell>
          <table:table-cell table:style-name="ce40" office:value-type="float" office:value="-64" calcext:value-type="float">
            <text:p>-64</text:p>
          </table:table-cell>
          <table:table-cell table:style-name="ce40" office:value-type="float" office:value="63.5" calcext:value-type="float">
            <text:p>63.5</text:p>
          </table:table-cell>
          <table:table-cell table:style-name="ce40" office:value-type="string" calcext:value-type="string">
            <text:p>° relative to #1 cylinder</text:p>
          </table:table-cell>
          <table:table-cell table:style-name="ce40" office:value-type="string" calcext:value-type="string">
            <text:p>A/2 – 6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MAF air flow rat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.35" calcext:value-type="float">
            <text:p>655.35</text:p>
          </table:table-cell>
          <table:table-cell table:style-name="ce40" office:value-type="string" calcext:value-type="string">
            <text:p>g/s</text:p>
          </table:table-cell>
          <table:table-cell table:style-name="ce40" office:value-type="string" calcext:value-type="string">
            <text:p>((A*256)+B) / 1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ommanded secondary air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[A0..A3] == Bank 1, Sensors 1-4. [A4..A7] == Bank 2…</text:p>
          </table:table-cell>
          <table:table-cell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BD standards this vehicle conforms to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Similar to PID 13, but [A0..A7] == [B1S1, B1S2, B2S1, B2S2, B3S1, B3S2, B4S1, B4S2]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uxiliary input status</text:p>
          </table:table-cell>
          <table:table-cell table:style-name="ce18" table:number-columns-repeated="3"/>
          <table:table-cell table:style-name="ce14" office:value-type="string" calcext:value-type="string">
            <text:p>A0 == Power Take Off (PTO) status (1 == active)[A1..A7] not used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Run time since engine star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second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21-4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21..PID 0x40]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with malfunction indicator lamp (MIL)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relative to manifold vacuum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177.265" calcext:value-type="float">
            <text:p>5177.265</text:p>
          </table:table-cell>
          <table:table-cell table:style-name="ce40" office:value-type="string" calcext:value-type="string">
            <text:p>kPa</text:p>
          </table:table-cell>
          <table:table-cell table:style-name="ce40" office:value-type="string" calcext:value-type="string">
            <text:p>(((A*256)+B) * 10) / 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diesel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0" calcext:value-type="float">
            <text:p>655350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((A*256)+B) * 10</text:p>
          </table:table-cell>
          <table:table-cell table:style-name="ce20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207.4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圧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G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GR Error</text:p>
          </table:table-cell>
          <table:table-cell table:style-name="ce40" office:value-type="float" office:value="-100" calcext:value-type="float">
            <text:p>-100</text:p>
          </table:table-cell>
          <table:table-cell table:style-name="ce40" office:value-type="float" office:value="99.22" calcext:value-type="float">
            <text:p>99.22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vaporative pur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Level Inpu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# of warm-ups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vap. System Vapor Pressure</text:p>
          </table:table-cell>
          <table:table-cell table:style-name="ce40" office:value-type="float" office:value="-8192" calcext:value-type="float">
            <text:p>-8192</text:p>
          </table:table-cell>
          <table:table-cell table:style-name="ce40" office:value-type="float" office:value="8192" calcext:value-type="float">
            <text:p>8192</text:p>
          </table:table-cell>
          <table:table-cell table:style-name="ce40" office:value-type="string" calcext:value-type="string">
            <text:p>Pa</text:p>
          </table:table-cell>
          <table:table-cell table:style-name="ce40" office:value-type="string" calcext:value-type="string">
            <text:p>((A*256)+B)/4 (A is signed)</text:p>
          </table:table-cell>
          <table:table-cell table:style-name="ce20" table:number-columns-repeated="1015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Barometric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315.21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流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5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41-6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41..PID 0x60]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this drive cycle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ntrol module volta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.535" calcext:value-type="float">
            <text:p>65.535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((A*256)+B)/10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bsolut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(A*256)+B)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mmand equivalence rati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((A*256)+B)/3276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Relative 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mbient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B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C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F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throttle actuato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run with MIL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since troubl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5"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4F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Maximum value for Fuel–Air equivalence ratio, oxygen sensor voltage, oxygen sensor current, and intake manifold absolute pressure</text:p>
          </table:table-cell>
          <table:table-cell table:style-name="ce55" office:value-type="string" calcext:value-type="string">
            <text:p>0, 0, 0, 0</text:p>
          </table:table-cell>
          <table:table-cell table:style-name="ce55" office:value-type="string" calcext:value-type="string">
            <text:p>255, 255, 255, 2550</text:p>
          </table:table-cell>
          <table:table-cell table:style-name="ce55" office:value-type="string" calcext:value-type="string">
            <text:p>ratio, V, mA, kPa</text:p>
          </table:table-cell>
          <table:table-cell table:style-name="ce55" office:value-type="string" calcext:value-type="string">
            <text:p>A, B, C, D*10 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Maximum value for air flow rate from mass air flow sensor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550" calcext:value-type="float">
            <text:p>2550</text:p>
          </table:table-cell>
          <table:table-cell table:style-name="ce55" office:value-type="string" calcext:value-type="string">
            <text:p>g/s</text:p>
          </table:table-cell>
          <table:table-cell table:style-name="ce55" office:value-type="string" calcext:value-type="string">
            <text:p>A*10, B, C, and D are reserved for future use </text:p>
          </table:table-cell>
          <table:table-cell table:style-name="ce20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uel Type</text:p>
          </table:table-cell>
          <table:table-cell table:style-name="ce18" table:number-columns-repeated="3"/>
          <table:table-cell table:style-name="ce14" office:value-type="string" calcext:value-type="string">
            <text:p>From fuel type table <text:a xlink:href="http://en.wikipedia.org/wiki/OBD-II_PIDs#Fuel_Type_Coding" xlink:type="simple">see below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thanol fuel %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bsoulute Evap system Vapour Pressu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7675" calcext:value-type="float">
            <text:p>327675</text:p>
          </table:table-cell>
          <table:table-cell table:style-name="ce16" office:value-type="string" calcext:value-type="string">
            <text:p>kpa</text:p>
          </table:table-cell>
          <table:table-cell table:style-name="ce16" office:value-type="string" calcext:value-type="string">
            <text:p>1/200 per bit</text:p>
          </table:table-cell>
          <table:table-cell table:style-name="ce22"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vap system vapor pressure</text:p>
          </table:table-cell>
          <table:table-cell table:style-name="ce55" office:value-type="float" office:value="-32767" calcext:value-type="float">
            <text:p>-32767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Pa</text:p>
          </table:table-cell>
          <table:table-cell table:style-name="Default" office:value-type="string" calcext:value-type="string">
            <text:p>((A*256）+B)-32767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1, B: bank 3</text:p>
          </table:table-cell>
          <table:table-cell table:style-name="ce55" office:value-type="float" office:value="-100" calcext:value-type="float" table:number-columns-spanned="1" table:number-rows-spanned="4">
            <text:p>-100</text:p>
          </table:table-cell>
          <table:table-cell table:style-name="ce55" office:value-type="float" office:value="99.2" calcext:value-type="float" table:number-columns-spanned="1" table:number-rows-spanned="4">
            <text:p>99.2</text:p>
          </table:table-cell>
          <table:table-cell table:style-name="ce55" office:value-type="string" calcext:value-type="string" table:number-columns-spanned="1" table:number-rows-spanned="4">
            <text:p> %</text:p>
          </table:table-cell>
          <table:table-cell table:style-name="Default" office:value-type="string" calcext:value-type="string" table:number-columns-spanned="1" table:number-rows-spanned="4">
            <text:p>100/128*A-100 100/128*B-10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1, B: bank 3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2, B: bank 4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2, B: bank 4</text:p>
          </table:table-cell>
          <table:covered-table-cell table:number-columns-repeated="4"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<text:a xlink:href="https://en.wikipedia.org/wiki/Fuel_rail" xlink:type="simple">Fuel rail</text:a> absolute pressur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55350" calcext:value-type="float">
            <text:p>655350</text:p>
          </table:table-cell>
          <table:table-cell table:style-name="ce55" office:value-type="string" calcext:value-type="string">
            <text:p>kPa</text:p>
          </table:table-cell>
          <table:table-cell table:style-name="Default" office:value-type="string" calcext:value-type="string">
            <text:p>10*(256A+B)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A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Relative accelerator pedal position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string" calcext:value-type="string">
            <text:p> %</text:p>
          </table:table-cell>
          <table:table-cell table:style-name="Default" office:value-type="string" calcext:value-type="string">
            <text:p>100/255*A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B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Hybrid battery pack remaining lif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string" calcext:value-type="string">
            <text:p> %</text:p>
          </table:table-cell>
          <table:table-cell table:style-name="Default" office:value-type="string" calcext:value-type="string">
            <text:p>100/255*A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C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ngine oil temperature</text:p>
          </table:table-cell>
          <table:table-cell table:style-name="ce55" office:value-type="float" office:value="-40" calcext:value-type="float">
            <text:p>-40</text:p>
          </table:table-cell>
          <table:table-cell table:style-name="ce55" office:value-type="float" office:value="210" calcext:value-type="float">
            <text:p>210</text:p>
          </table:table-cell>
          <table:table-cell table:style-name="ce55" office:value-type="string" calcext:value-type="string">
            <text:p>°C</text:p>
          </table:table-cell>
          <table:table-cell table:style-name="Default" office:value-type="string" calcext:value-type="string">
            <text:p>A-4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D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Fuel injection timing</text:p>
          </table:table-cell>
          <table:table-cell table:style-name="ce55" office:value-type="float" office:value="-210" calcext:value-type="float">
            <text:p>-210</text:p>
          </table:table-cell>
          <table:table-cell table:style-name="ce55" office:value-type="float" office:value="301.992" calcext:value-type="float">
            <text:p>301.992</text:p>
          </table:table-cell>
          <table:table-cell table:style-name="ce55" office:value-type="string" calcext:value-type="string">
            <text:p>°</text:p>
          </table:table-cell>
          <table:table-cell table:style-name="Default" office:value-type="string" calcext:value-type="string">
            <text:p>(256A+B(/128-21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E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fuel rat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276.75" calcext:value-type="float">
            <text:p>3276.75</text:p>
          </table:table-cell>
          <table:table-cell table:style-name="ce55" office:value-type="string" calcext:value-type="string">
            <text:p>L/h</text:p>
          </table:table-cell>
          <table:table-cell table:style-name="Default" office:value-type="string" calcext:value-type="string">
            <text:p>(256A+B)/20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F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mission requirements to which vehicle is design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61 - 8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Driver's demand engine - percent torque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 office:value-type="string" calcext:value-type="string">
            <text:p>A-125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Actual engine - percent torque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 office:value-type="string" calcext:value-type="string">
            <text:p>A-125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reference torqu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5535" calcext:value-type="float">
            <text:p>65535</text:p>
          </table:table-cell>
          <table:table-cell table:style-name="ce55" office:value-type="string" calcext:value-type="string">
            <text:p>Nm</text:p>
          </table:table-cell>
          <table:table-cell table:style-name="Default" office:value-type="string" calcext:value-type="string">
            <text:p>256A+B</text:p>
          </table:table-cell>
          <table:table-cell table:number-columns-repeated="1015"/>
        </table:table-row>
        <table:table-row table:style-name="ro6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ngine percent torque data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 office:value-type="string" calcext:value-type="string">
            <text:p>A-125 Idle</text:p>
            <text:p>B-125 Engine point 1</text:p>
            <text:p>C-125 Engine point 2</text:p>
            <text:p>D-125 Engine point 3</text:p>
            <text:p>E-125 Engine point 4</text:p>
          </table:table-cell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Auxiliary input / output support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Mass air flow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Engine coolant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Intake air temperature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Commanded EGR and EGR Err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A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Diesel intake air flow control and relative intake air flow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B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gas recirculation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C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throttle actuator control and relative throttle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D</text:p>
          </table:table-cell>
          <table:table-cell table:style-name="ce44" office:value-type="float" office:value="6" calcext:value-type="float">
            <text:p>6</text:p>
          </table:table-cell>
          <table:table-cell table:style-name="ce51" office:value-type="string" calcext:value-type="string">
            <text:p>Fuel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E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Injection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F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Turbocharger compressor inle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Boost pressur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Variable Geometry turbo (VGT)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Wastegat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Turbocharger RP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harge air cooler temperature (CACT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1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2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A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B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C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Diesel Particulate filter (DPF)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D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NOx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E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PM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F</text:p>
          </table:table-cell>
          <table:table-cell table:style-name="ce44" office:value-type="float" office:value="13" calcext:value-type="float">
            <text:p>13</text:p>
          </table:table-cell>
          <table:table-cell table:style-name="ce51" office:value-type="string" calcext:value-type="string">
            <text:p>Engine run tim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81 - A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NOx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4" calcext:value-type="float">
            <text:p>84</text:p>
          </table:table-cell>
          <table:table-cell table:style-name="ce48"/>
          <table:table-cell table:style-name="ce51" office:value-type="string" calcext:value-type="string">
            <text:p>Manifold surface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5" calcext:value-type="float">
            <text:p>85</text:p>
          </table:table-cell>
          <table:table-cell table:style-name="ce48"/>
          <table:table-cell table:style-name="ce51" office:value-type="string" calcext:value-type="string">
            <text:p>NOx reagent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6" calcext:value-type="float">
            <text:p>86</text:p>
          </table:table-cell>
          <table:table-cell table:style-name="ce48"/>
          <table:table-cell table:style-name="ce51" office:value-type="string" calcext:value-type="string">
            <text:p>Particulate matter (PM)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7" calcext:value-type="float">
            <text:p>87</text:p>
          </table:table-cell>
          <table:table-cell table:style-name="ce48"/>
          <table:table-cell table:style-name="ce51" office:value-type="string" calcext:value-type="string">
            <text:p>Intake manifold absolute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5"/>
          <table:table-cell table:number-columns-repeated="3" table:style-name="ce55" office:value-type="string" calcext:value-type="string">
            <text:p> ?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55" office:value-type="string" calcext:value-type="string">
            <text:p> ?</text:p>
          </table:table-cell>
          <table:table-cell table:number-columns-repeated="1016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1:Sheet1.I1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00/00/00</text:date>, <text:time style:data-style-name="N2" text:time-value="21:06:36.42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08:32.436000000</meta:creation-date>
    <dc:date>2018-01-07T21:12:01.756000000</dc:date>
    <meta:editing-duration>PT1H36M48S</meta:editing-duration>
    <meta:editing-cycles>25</meta:editing-cycles>
    <meta:generator>LibreOffice/5.4.3.2$Windows_X86_64 LibreOffice_project/92a7159f7e4af62137622921e809f8546db437e5</meta:generator>
    <meta:document-statistic meta:table-count="2" meta:cell-count="1426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6-10-16T16:46:01"/>
  <VL:version-entry VL:title="Version2" VL:comment="" VL:creator="" dc:date-time="2016-10-16T16:46:19"/>
  <VL:version-entry VL:title="Version3" VL:comment="" VL:creator="" dc:date-time="2016-10-16T22:54:19"/>
  <VL:version-entry VL:title="Version4" VL:comment="" VL:creator="" dc:date-time="2016-10-16T22:58:21"/>
  <VL:version-entry VL:title="Version5" VL:comment="" VL:creator="" dc:date-time="2016-10-16T23:04:22"/>
</VL:version-list>
</file>